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DejaVu Sans Mono" fo:font-size="10pt" officeooo:rsid="002caeea" officeooo:paragraph-rsid="002caeea" style:font-size-asian="10pt" style:font-size-complex="10pt"/>
    </style:style>
    <style:style style:name="P2" style:family="paragraph" style:parent-style-name="Text_20_body">
      <style:text-properties style:font-name="DejaVu Sans Mono" fo:font-size="10pt" officeooo:paragraph-rsid="002caeea" style:font-size-asian="10pt" style:font-size-complex="10pt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style:font-name="DejaVu Sans Mono" fo:font-size="10pt" fo:font-weight="bold" officeooo:paragraph-rsid="002caeea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left="2.501cm" fo:margin-right="0cm" fo:text-indent="0cm" style:auto-text-indent="false"/>
      <style:text-properties style:font-name="DejaVu Sans Mono" fo:font-size="10pt" fo:font-weight="bold" officeooo:paragraph-rsid="002caeea" style:font-size-asian="10pt" style:font-weight-asian="bold" style:font-size-complex="10pt" style:font-weight-complex="bold"/>
    </style:style>
    <style:style style:name="T1" style:family="text">
      <style:text-properties fo:font-weight="bold" officeooo:rsid="002caeea" style:font-weight-asian="bold" style:font-weight-complex="bold"/>
    </style:style>
    <style:style style:name="T2" style:family="text">
      <style:text-properties fo:color="#000000" fo:font-weight="normal" style:font-name-asian="WenQuanYi Zen Hei" style:font-weight-asian="normal" style:font-name-complex="DejaVu Sans Mono" style:font-weight-complex="normal"/>
    </style:style>
    <style:style style:name="T3" style:family="text">
      <style:text-properties fo:color="#000000" fo:font-weight="normal" officeooo:rsid="002f2cf3" style:font-name-asian="WenQuanYi Zen Hei" style:font-weight-asian="normal" style:font-name-complex="DejaVu Sans Mono" style:font-weight-complex="normal"/>
    </style:style>
    <style:style style:name="T4" style:family="text">
      <style:text-properties fo:color="#000000" fo:font-size="12pt" fo:font-weight="bold" style:font-name-asian="WenQuanYi Zen Hei" style:font-size-asian="12pt" style:font-weight-asian="bold" style:font-name-complex="DejaVu Sans Mono" style:font-size-complex="12pt" style:font-weight-complex="bold"/>
    </style:style>
    <style:style style:name="T5" style:family="text">
      <style:text-properties fo:color="#000000" fo:font-size="12pt" fo:font-weight="bold" officeooo:rsid="00284bb6" style:font-name-asian="WenQuanYi Zen Hei" style:font-size-asian="12pt" style:font-weight-asian="bold" style:font-name-complex="DejaVu Sans Mono" style:font-size-complex="12pt" style:font-weight-complex="bold"/>
    </style:style>
    <style:style style:name="T6" style:family="text">
      <style:text-properties officeooo:rsid="002caeea"/>
    </style:style>
    <style:style style:name="T7" style:family="text">
      <style:text-properties officeooo:rsid="002d58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S</text:span><text:span text:style-name="T4">hape of you</text:span><text:span text:style-name="T2"><text:line-break/>Ed sheeran 2017 <text:s text:c="3"/>cism fism A H<text:tab/><text:tab/><text:tab/><text:tab/></text:span><text:span text:style-name="T3">96</text:span></text:p>
      <text:p text:style-name="P2">The club isn't the best place to find a lover<text:line-break/>So the bar is where I go<text:line-break/>Me and my friends at the table doing shots<text:line-break/>Drinking fast and then we talk slow<text:line-break/><text:span text:style-name="T7">You c</text:span>ome over and start up a conversation with just me<text:line-break/>And trust me I'll give it a chance now<text:line-break/>Take my hand, stop, put Van the Man on the jukebox<text:line-break/>And then we start to dance, and now I'm singing like</text:p>
      <text:p text:style-name="P3">Girl, you know I want your love<text:line-break/>Your love was handmade for somebody like me<text:line-break/>Come on now, follow my lead<text:line-break/>I may be crazy, don't mind me<text:line-break/>Say, boy, let's not talk too much<text:line-break/>Grab on my waist and put that body on me<text:line-break/>Come on now, follow my lead<text:line-break/>Come, come on now, follow my lead</text:p>
      <text:p text:style-name="P4">I'm in love with the shape of you<text:line-break/>We push and pull like a magnet do<text:line-break/>Although my heart is falling too<text:line-break/>I'm in love with your body<text:line-break/>And last night you were in my room<text:line-break/>And now my bedsheets smell like you<text:line-break/>Every day discovering something brand new<text:line-break/>I'm in love with your body<text:line-break/>Oh—I—oh—I—oh—I—oh—I<text:line-break/>I'm in love with your body<text:line-break/>Oh—I—oh—I—oh—I—oh—I<text:line-break/>I'm in love with your body<text:line-break/>Oh—I—oh—I—oh—I—oh—I<text:line-break/>I'm in love with your body<text:line-break/>Every day discovering something brand new<text:line-break/>I'm in love with the shape of you</text:p>
      <text:p text:style-name="P2">One week in we let the story begin<text:line-break/>We're going out on our first date<text:line-break/>You and me are thrifty, so go all you can eat<text:line-break/>Fill up your bag and I fill up a plate<text:line-break/>We talk for hours and hours about the sweet and the sour<text:line-break/>And how your family is doing okay<text:line-break/>Leave and get in a taxi, then kiss in the backseat<text:line-break/>Tell the driver make the radio play, and I'm singing like</text:p>
      <text:p text:style-name="P2"><text:tab/><text:span text:style-name="T1">Prechorus</text:span></text:p>
      <text:p text:style-name="P2"><text:tab/><text:tab/><text:span text:style-name="T1">Chorus</text:span><text:line-break/>Come on, be my baby, come on <text:span text:style-name="T6">8x</text:span></text:p>
      <text:p text:style-name="P2"><text:tab/><text:tab/><text:span text:style-name="T1">Chorus (Crazy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Zen Hei" style:font-family-asian="'WenQuanYi Zen 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8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12-22T19:28:35.994103760</meta:creation-date>
    <dc:date>2017-12-07T19:00:45.190060835</dc:date>
    <dc:creator>benutzer </dc:creator>
    <meta:editing-duration>PT1H21M54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44" meta:character-count="1571" meta:non-whitespace-character-count="1245"/>
  </office:meta>
</office:document-meta>
</file>